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ructionCallbackBindingListen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ructionCallbackBindingListen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tructionCallbackBindingListener.DestructionCallbackBindingListener( Runnable destruction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